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text-properties fo:font-weight="bold" officeooo:paragraph-rsid="002c9b35" style:font-weight-asian="bold" style:font-weight-complex="bold"/>
    </style:style>
    <style:style style:name="P3" style:family="paragraph" style:parent-style-name="Standard">
      <style:text-properties officeooo:paragraph-rsid="001bd59b"/>
    </style:style>
    <style:style style:name="P4" style:family="paragraph" style:parent-style-name="Standard">
      <style:text-properties officeooo:paragraph-rsid="001cf0b5"/>
    </style:style>
    <style:style style:name="P5" style:family="paragraph" style:parent-style-name="Standard">
      <style:text-properties officeooo:paragraph-rsid="002c9b35"/>
    </style:style>
    <style:style style:name="P6" style:family="paragraph" style:parent-style-name="Standard">
      <style:text-properties officeooo:rsid="0047dc06" officeooo:paragraph-rsid="0047dc06"/>
    </style:style>
    <style:style style:name="P7" style:family="paragraph" style:parent-style-name="Standard">
      <style:text-properties officeooo:paragraph-rsid="00491481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478155" style:font-weight-asian="bold" style:font-weight-complex="bold"/>
    </style:style>
    <style:style style:name="T3" style:family="text">
      <style:text-properties officeooo:rsid="0029043d"/>
    </style:style>
    <style:style style:name="T4" style:family="text">
      <style:text-properties officeooo:rsid="002c9b35"/>
    </style:style>
    <style:style style:name="T5" style:family="text">
      <style:text-properties officeooo:rsid="003357f0"/>
    </style:style>
    <style:style style:name="T6" style:family="text">
      <style:text-properties style:text-underline-style="solid" style:text-underline-type="double" style:text-underline-width="auto" style:text-underline-color="font-color" fo:font-weight="bold" style:font-weight-asian="bold" style:font-weight-complex="bold"/>
    </style:style>
    <style:style style:name="T7" style:family="text">
      <style:text-properties officeooo:rsid="0058e39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ice Container</text:p>
      <text:p text:style-name="P1"/>
      <text:p text:style-name="P1"/>
      <text:p text:style-name="Standard"><text:tab/> <text:s/><text:tab/> <text:s/>=&gt;In Symfony, these useful objects are called services and each service lives inside <text:tab/><text:tab/>a very <text:tab/>special object called the service container.</text:p>
      <text:p text:style-name="Standard"><text:s text:c="4"/><text:tab/> <text:s/><text:tab/>=&gt;The container allows you to centralize the way objects are constructed. It makes <text:tab/><text:tab/>your life easier, promotes a strong architecture and is super fast!</text:p>
      <text:p text:style-name="Standard"/>
      <text:p text:style-name="Standard"/>
      <text:p text:style-name="Standard"/>
      <text:p text:style-name="P1"><text:s text:c="2"/>=&gt;Fetching and using Services</text:p>
      <text:p text:style-name="Standard"/>
      <text:p text:style-name="Standard"><text:s text:c="7"/><text:tab/><text:tab/> =&gt;you can "ask" for a service from the container by type-hinting an argument with <text:tab/><text:tab/>the service's class or interface name. Want to log something</text:p>
      <text:p text:style-name="Standard"/>
      <text:p text:style-name="Standard"><text:s/><text:tab/> <text:s text:c="6"/><text:tab/>= use Psr\Log\LoggerInterface;</text:p>
      <text:p text:style-name="Standard"/>
      <text:p text:style-name="Standard"><text:s text:c="12"/><text:tab/>public function number_log(int $max, LoggerInterface $logger): Response</text:p>
      <text:p text:style-name="Standard"><text:s text:c="12"/><text:tab/>{</text:p>
      <text:p text:style-name="Standard"><text:s text:c="16"/><text:tab/>// ...</text:p>
      <text:p text:style-name="Standard"><text:s text:c="12"/><text:tab/>$logger-&gt;info('We are logging!');</text:p>
      <text:p text:style-name="Standard"><text:s text:c="16"/><text:tab/>dd($logger);</text:p>
      <text:p text:style-name="Standard"><text:s text:c="12"/><text:tab/>}</text:p>
      <text:p text:style-name="Standard"/>
      <text:p text:style-name="Standard"/>
      <text:p text:style-name="Standard"><text:s text:c="8"/><text:tab/><text:tab/>=&gt;List What other services are available</text:p>
      <text:p text:style-name="Standard"/>
      <text:p text:style-name="Standard"><text:s text:c="11"/><text:tab/><text:tab/><text:tab/><text:span text:style-name="T1"> php bin/console debug:autowiring</text:span></text:p>
      <text:p text:style-name="P3"><text:tab/><text:tab/></text:p>
      <text:p text:style-name="P3"><text:tab/><text:tab/> =&gt;When you use these type-hints in your controller methods or inside your own <text:tab/><text:tab/>services, Symfony will automatically pass you the service object matching that type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7"/><text:span text:style-name="T1"><text:s/>1) Creating/Configuring Services in the Container</text:span></text:p>
      <text:p text:style-name="Standard"/>
      <text:p text:style-name="Standard"><text:tab/> <text:s text:c="11"/>=&gt;You can also organize your own code into services.</text:p>
      <text:p text:style-name="Standard"><text:s text:c="12"/><text:tab/>=&gt;users a random, happy message. If you put this code in your controller, it can't be <text:tab/><text:tab/>re-used. Instead, you decide to create a new class:</text:p>
      <text:p text:style-name="P4"><text:s text:c="11"/><text:tab/></text:p>
      <text:p text:style-name="P4"><text:tab/><text:tab/> <text:span text:style-name="T1">Example</text:span></text:p>
      <text:p text:style-name="Standard"/>
      <text:p text:style-name="Standard"><text:s text:c="16"/><text:span text:style-name="T1">Custom <text:s/>Service</text:span></text:p>
      <text:p text:style-name="Standard"><text:s text:c="16"/>&lt;?php</text:p>
      <text:p text:style-name="Standard"><text:s text:c="16"/>// src/Service/MessageGenerator.php</text:p>
      <text:p text:style-name="Standard"><text:s text:c="16"/>namespace App\Service;</text:p>
      <text:p text:style-name="Standard"/>
      <text:p text:style-name="Standard"><text:s text:c="16"/>class MessageGenerator</text:p>
      <text:p text:style-name="Standard"><text:s text:c="16"/>{</text:p>
      <text:p text:style-name="Standard"><text:s text:c="20"/>public function getHappyMessage(): string</text:p>
      <text:p text:style-name="Standard"><text:s text:c="20"/>{</text:p>
      <text:p text:style-name="Standard"><text:s text:c="24"/>$messages = [</text:p>
      <text:p text:style-name="Standard"><text:s text:c="28"/>'You did it! You updated the system! Amazing!',</text:p>
      <text:p text:style-name="Standard"><text:s text:c="28"/>'That was one of the coolest updates I\'ve seen all day!',</text:p>
      <text:p text:style-name="Standard"><text:s text:c="28"/>'Great work! Keep going!',</text:p>
      <text:p text:style-name="Standard"><text:s text:c="24"/>];</text:p>
      <text:p text:style-name="Standard"/>
      <text:p text:style-name="Standard"><text:s text:c="24"/>$index = array_rand($messages);</text:p>
      <text:p text:style-name="Standard"/>
      <text:p text:style-name="Standard"><text:s text:c="24"/>return $messages[$index];</text:p>
      <text:p text:style-name="Standard"><text:s text:c="20"/>}</text:p>
      <text:p text:style-name="Standard"><text:s text:c="16"/>}</text:p>
      <text:p text:style-name="Standard"><text:s text:c="16"/><text:span text:style-name="T1">Controller</text:span></text:p>
      <text:p text:style-name="Standard"/>
      <text:p text:style-name="Standard"><text:s text:c="16"/>&lt;?php</text:p>
      <text:p text:style-name="Standard"><text:s text:c="20"/>// src/Controller/ArticleController.php</text:p>
      <text:p text:style-name="Standard"><text:s text:c="20"/>namespace App\Controller;</text:p>
      <text:p text:style-name="Standard"/>
      <text:p text:style-name="Standard"><text:s text:c="19"/><text:span text:style-name="T1"><text:s/>use App\Service\MessageGenerator;</text:span></text:p>
      <text:p text:style-name="Standard"><text:s text:c="20"/>use Symfony\Bundle\FrameworkBundle\Controller\AbstractController;</text:p>
      <text:p text:style-name="Standard"><text:s text:c="20"/>use Symfony\Component\Routing\Annotation\Route;</text:p>
      <text:p text:style-name="Standard"><text:s text:c="20"/>use Symfony\Component\HttpFoundation\Response;</text:p>
      <text:p text:style-name="Standard"><text:s text:c="20"/>use Symfony\Component\HttpFoundation\Request;</text:p>
      <text:p text:style-name="Standard"/>
      <text:p text:style-name="Standard"/>
      <text:p text:style-name="Standard"><text:s text:c="20"/>// ...</text:p>
      <text:p text:style-name="Standard"><text:s text:c="20"/>class ServiceDemoController extends AbstractController</text:p>
      <text:p text:style-name="Standard"><text:s text:c="20"/>{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4"/>#[Route('/get_service', name: 'get_service')]</text:p>
      <text:p text:style-name="Standard"><text:s text:c="24"/>public function new(<text:span text:style-name="T1">MessageGenerator $messageGenerator</text:span>): Response</text:p>
      <text:p text:style-name="Standard"><text:s text:c="24"/>{</text:p>
      <text:p text:style-name="Standard"><text:s text:c="28"/>// thanks to the type-hint, the container will instantiate a</text:p>
      <text:p text:style-name="Standard"><text:s text:c="28"/>// new MessageGenerator and pass it to you!</text:p>
      <text:p text:style-name="Standard"><text:s text:c="28"/>// ...</text:p>
      <text:p text:style-name="Standard"/>
      <text:p text:style-name="Standard"><text:s text:c="28"/><text:span text:style-name="T1">$message = $messageGenerator-&gt;getHappyMessage();</text:span></text:p>
      <text:p text:style-name="P1"><text:s text:c="28"/>dd($message);</text:p>
      <text:p text:style-name="Standard"><text:s text:c="24"/>}</text:p>
      <text:p text:style-name="Standard"><text:s text:c="20"/>}</text:p>
      <text:p text:style-name="Standard"/>
      <text:p text:style-name="Standard"/>
      <text:p text:style-name="Standard"><text:s text:c="12"/><text:tab/>=&gt; When you ask for the MessageGenerator service, the container constructs a new <text:tab/><text:tab/>MessageGenerator object and returns it</text:p>
      <text:p text:style-name="Standard"/>
      <text:p text:style-name="Standard"><text:s text:c="10"/><text:tab/><text:tab/>=&gt;Automatic Service Loading in services.yaml</text:p>
      <text:p text:style-name="Standard"/>
      <text:p text:style-name="Standard"><text:s text:c="16"/><text:tab/>=&gt;we have to setting in service.yaml file for Configration</text:p>
      <text:p text:style-name="Standard"/>
      <text:p text:style-name="Standard"><text:s text:c="17"/><text:span text:style-name="T1">service.yaml</text:span></text:p>
      <text:p text:style-name="Standard"/>
      <text:p text:style-name="Standard"><text:s text:c="20"/># This file is the entry point to configure your own services.</text:p>
      <text:p text:style-name="Standard"><text:s text:c="20"/># Files in the packages/ subdirectory configure your dependencies.</text:p>
      <text:p text:style-name="Standard"/>
      <text:p text:style-name="Standard"><text:s text:c="20"/># Put parameters here that don't need to change on each machine where the app is <text:tab/><text:tab/>deployed</text:p>
      <text:p text:style-name="Standard"><text:s text:c="20"/># <text:a xlink:type="simple" xlink:href="https://symfony.com/doc/current/best_practices.html#use-parameters-for-application-" text:style-name="Internet_20_link" text:visited-style-name="Visited_20_Internet_20_Link">https://symfony.com/doc/current/best_practices.html#use-parameters-for-application-</text:a><text:tab/>configuration</text:p>
      <text:p text:style-name="Standard"/>
      <text:p text:style-name="Standard"><text:s text:c="16"/><text:span text:style-name="T1">parameters:</text:span></text:p>
      <text:p text:style-name="P1"><text:s text:c="20"/>router.request_context.scheme: 'https'</text:p>
      <text:p text:style-name="P1"><text:s text:c="20"/>asset.request_context.secure: true</text:p>
      <text:p text:style-name="P1"><text:s text:c="20"/>app.admin_email: 'something@example.com'</text:p>
      <text:p text:style-name="P1"><text:s text:c="20"/>url_pattern: 'https://symfony.com/?foo=%%s&amp;amp;bar=%%d'</text:p>
      <text:p text:style-name="P1"/>
      <text:p text:style-name="P1"><text:s text:c="14"/>services:</text:p>
      <text:p text:style-name="P1"><text:s text:c="20"/># default configuration for services in *this* file</text:p>
      <text:p text:style-name="P1"><text:s text:c="20"/>_defaults:</text:p>
      <text:p text:style-name="P1"><text:s text:c="24"/>autowire: true <text:s text:c="5"/># Automatically injects dependencies in your services.</text:p>
      <text:p text:style-name="P1"><text:s text:c="24"/>autoconfigure: true # Automatically registers your services as commands, event subscribers, etc.</text:p>
      <text:p text:style-name="Standard"/>
      <text:p text:style-name="Standard"><text:s text:c="16"/># makes classes in src/ available to be used as services</text:p>
      <text:p text:style-name="Standard"><text:s text:c="16"/># this creates a service per class whose id is the fully-qualified class name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2"/><text:span text:style-name="T1"><text:s text:c="4"/>App\:</text:span></text:p>
      <text:p text:style-name="P1"><text:s text:c="16"/>resource: '../src/'</text:p>
      <text:p text:style-name="P1"><text:s text:c="16"/>exclude:</text:p>
      <text:p text:style-name="P1"><text:s text:c="20"/>- '../src/DependencyInjection/'</text:p>
      <text:p text:style-name="P1"><text:s text:c="20"/>- '../src/Entity/'</text:p>
      <text:p text:style-name="P1"><text:s text:c="20"/>- '../src/Kernel.php'</text:p>
      <text:p text:style-name="P1"/>
      <text:p text:style-name="Standard"><text:s text:c="16"/># add more service definitions when explicit configuration is needed</text:p>
      <text:p text:style-name="Standard"><text:s text:c="16"/># please note that last definitions always *replace* previous ones</text:p>
      <text:p text:style-name="Standard"/>
      <text:p text:style-name="Standard"/>
      <text:p text:style-name="Standard"/>
      <text:p text:style-name="Standard"><text:s text:c="16"/>=&gt;The value of the resource and exclude options can be any valid glob pattern. The value <text:tab/>of the exclude option can also be an array of glob patterns.</text:p>
      <text:p text:style-name="Standard"/>
      <text:p text:style-name="Standard"><text:s text:c="16"/>=&gt;Thanks to this configuration, you can automatically use any classes from the src/ <text:tab/>directory as a service, without needing to manually configure it.</text:p>
      <text:p text:style-name="Standard"/>
      <text:p text:style-name="Standard"/>
      <text:p text:style-name="Standard"/>
      <text:p text:style-name="Standard"><text:s text:c="12"/><text:span text:style-name="T1">2)Limiting Services to a specific Symfony Environment</text:span></text:p>
      <text:p text:style-name="Standard"/>
      <text:p text:style-name="Standard"><text:s text:c="16"/>=&gt;If you are using PHP 8.0 or later, you can use the #[When] PHP attribute to only <text:tab/>register the class as a service in some environments:</text:p>
      <text:p text:style-name="Standard"/>
      <text:p text:style-name="Standard"/>
      <text:p text:style-name="Standard"><text:s text:c="17"/>import top of file using use keyword</text:p>
      <text:p text:style-name="Standard"/>
      <text:p text:style-name="Standard"><text:s text:c="20"/>=&gt;<text:span text:style-name="T1">use Symfony\Component\DependencyInjection\Attribute\When;</text:span></text:p>
      <text:p text:style-name="Standard"/>
      <text:p text:style-name="Standard"/>
      <text:p text:style-name="Standard"><text:s text:c="17"/><text:span text:style-name="T1"><text:s text:c="3"/>#[When(env: 'dev')]</text:span></text:p>
      <text:p text:style-name="P1"><text:s text:c="20"/>class SomeClass</text:p>
      <text:p text:style-name="P1"><text:s text:c="20"/>{</text:p>
      <text:p text:style-name="P1"><text:s text:c="24"/>// ...</text:p>
      <text:p text:style-name="P1"><text:s text:c="20"/>}</text:p>
      <text:p text:style-name="Standard"/>
      <text:p text:style-name="Standard"><text:s text:c="21"/>#[When(env: 'dev')]</text:p>
      <text:p text:style-name="Standard"><text:s text:c="21"/>#[When(env: 'test')]</text:p>
      <text:p text:style-name="Standard"/>
      <text:p text:style-name="Standard"/>
      <text:p text:style-name="Standard"><text:s text:c="14"/><text:span text:style-name="T1">3) Injecting Services/Config into a Service</text:span></text:p>
      <text:p text:style-name="Standard"/>
      <text:p text:style-name="Standard"><text:s text:c="16"/>=&gt;What if you need to access the logger service from within MessageGenerator? No <text:tab/>problem! Create a __construct() method with a $logger argument that has the <text:tab/>LoggerInterface type-hint. Set this on a new $logger property and use it later:</text:p>
      <text:p text:style-name="Standard"/>
      <text:p text:style-name="Standard"><text:s text:c="16"/>=&gt;That's it! The container will automatically know to pass the logger service when <text:tab/>instantiating the MessageGenerator</text:p>
      <text:p text:style-name="Standard"/>
      <text:p text:style-name="Standard"><text:soft-page-break/><text:s text:c="16"/>=&gt;The key is the LoggerInterface type-hint in your __construct() method and the <text:tab/>autowire: true config in services.yaml. When you type-hint an argument, the container will <text:tab/>automatically find the matching service. If it can't, you'll see a clear exception with a helpful s<text:tab/>uggestion.</text:p>
      <text:p text:style-name="Standard"/>
      <text:p text:style-name="Standard"/>
      <text:p text:style-name="Standard"><text:s text:c="24"/>&lt;?php</text:p>
      <text:p text:style-name="Standard"><text:s text:c="24"/>// src/Service/MessageGenerator.php</text:p>
      <text:p text:style-name="Standard"><text:s text:c="24"/>namespace App\Service;</text:p>
      <text:p text:style-name="Standard"><text:s text:c="24"/>use Psr\Log\LoggerInterface;</text:p>
      <text:p text:style-name="Standard"><text:s text:c="24"/>use Symfony\Component\HttpFoundation\Response;</text:p>
      <text:p text:style-name="Standard"/>
      <text:p text:style-name="Standard"><text:s text:c="24"/>class MessageGenerator</text:p>
      <text:p text:style-name="Standard"><text:s text:c="24"/>{</text:p>
      <text:p text:style-name="Standard"><text:s text:c="28"/>private $logger;</text:p>
      <text:p text:style-name="Standard"/>
      <text:p text:style-name="Standard"><text:s text:c="28"/><text:span text:style-name="T1">public function __construct(LoggerInterface $logger)</text:span></text:p>
      <text:p text:style-name="Standard"><text:s text:c="28"/>{</text:p>
      <text:p text:style-name="Standard"><text:s text:c="32"/>$this-&gt;logger = $logger;</text:p>
      <text:p text:style-name="Standard"><text:s text:c="32"/>echo "&lt;pre&gt;";</text:p>
      <text:p text:style-name="Standard"><text:s text:c="32"/>print_r($this-&gt;logger);</text:p>
      <text:p text:style-name="Standard"><text:s text:c="32"/>echo "&lt;pre&gt;";</text:p>
      <text:p text:style-name="Standard"/>
      <text:p text:style-name="Standard"><text:s text:c="28"/>}</text:p>
      <text:p text:style-name="Standard"><text:s text:c="28"/>// get the rand string form array</text:p>
      <text:p text:style-name="Standard"><text:s text:c="28"/>public function getHappyMessage(): string</text:p>
      <text:p text:style-name="Standard"><text:s text:c="28"/>{</text:p>
      <text:p text:style-name="Standard"><text:s text:c="32"/>$messages = [</text:p>
      <text:p text:style-name="Standard"><text:s text:c="36"/>'You did it! You updated the system! Amazing!',</text:p>
      <text:p text:style-name="Standard"><text:s text:c="36"/>'That was one of the coolest updates I\'ve seen all day!',</text:p>
      <text:p text:style-name="Standard"><text:s text:c="36"/>'Great work! Keep going!',</text:p>
      <text:p text:style-name="Standard"><text:s text:c="32"/>];</text:p>
      <text:p text:style-name="Standard"/>
      <text:p text:style-name="Standard"><text:s text:c="32"/>$index = array_rand($messages);</text:p>
      <text:p text:style-name="Standard"/>
      <text:p text:style-name="Standard"><text:s text:c="32"/>return $messages[$index];</text:p>
      <text:p text:style-name="Standard"><text:s text:c="28"/>}</text:p>
      <text:p text:style-name="Standard"/>
      <text:p text:style-name="Standard"><text:s text:c="24"/>}</text:p>
      <text:p text:style-name="Standard"><text:tab/><text:tab/>//<text:span text:style-name="T3">Controller</text:span></text:p>
      <text:p text:style-name="Standard"/>
      <text:p text:style-name="Standard"><text:s text:c="25"/>#[Route('/get_service', name: 'get_service')]</text:p>
      <text:p text:style-name="Standard"><text:s text:c="24"/>public function new(MessageGenerator $messageGenerator): Response</text:p>
      <text:p text:style-name="Standard"><text:s text:c="24"/>{</text:p>
      <text:p text:style-name="Standard"><text:s text:c="28"/>// thanks to the type-hint, the container will instantiate a</text:p>
      <text:p text:style-name="Standard"><text:s text:c="28"/>// new MessageGenerator and pass it to you!</text:p>
      <text:p text:style-name="Standard"><text:s text:c="28"/>// ...</text:p>
      <text:p text:style-name="Standard"/>
      <text:p text:style-name="Standard"><text:s text:c="28"/>$message = $messageGenerator-&gt;getHappyMessage();</text:p>
      <text:p text:style-name="Standard"/>
      <text:p text:style-name="Standard"><text:s text:c="28"/>dd($message,$logger);</text:p>
      <text:p text:style-name="Standard"><text:s text:c="24"/>}</text:p>
      <text:p text:style-name="Standard"><text:soft-page-break/><text:s text:c="16"/><text:tab/>=&gt;By the way, this method of adding dependencies to your __construct() method is <text:tab/><text:tab/>called dependency injection.</text:p>
      <text:p text:style-name="Standard"/>
      <text:p text:style-name="Standard"><text:s text:c="16"/><text:tab/>=&gt;How should you know to use LoggerInterface for the type-hint? You can either <text:tab/><text:tab/>read the docs for whatever feature you're using, or get a list of autowireable type-<text:tab/><text:tab/>hints by running:</text:p>
      <text:p text:style-name="Standard"/>
      <text:p text:style-name="Standard"><text:s text:c="11"/><text:span text:style-name="T1"><text:s text:c="9"/>php bin/console debug:autowiring</text:span></text:p>
      <text:p text:style-name="Standard"/>
      <text:p text:style-name="Standard"/>
      <text:p text:style-name="Standard"/>
      <text:p text:style-name="Standard"><text:s text:c="15"/><text:span text:style-name="T1">4)Handling Multiple Services</text:span></text:p>
      <text:p text:style-name="Standard"/>
      <text:p text:style-name="Standard"><text:tab/> <text:s/><text:tab/> =&gt;We can use Multiple service in in controller or else we can set once service inside <text:tab/><text:tab/>use other service and use main servie to controller so both service can we access <text:tab/><text:tab/><text:tab/>esaily</text:p>
      <text:p text:style-name="P5"><text:s text:c="16"/></text:p>
      <text:p text:style-name="P2"><text:s/><text:tab/>Example</text:p>
      <text:p text:style-name="Standard"/>
      <text:p text:style-name="Standard"/>
      <text:p text:style-name="Standard"><text:s text:c="16"/>Service</text:p>
      <text:p text:style-name="Standard"><text:s text:c="16"/>&lt;?php</text:p>
      <text:p text:style-name="Standard"><text:s text:c="16"/>// src/Service/GenrateUrlService.php</text:p>
      <text:p text:style-name="Standard"><text:s text:c="16"/>namespace App\Service;</text:p>
      <text:p text:style-name="Standard"/>
      <text:p text:style-name="Standard"><text:s text:c="16"/>use Symfony\Component\Routing\Generator\UrlGeneratorInterface;</text:p>
      <text:p text:style-name="Standard"><text:s text:c="16"/>use App\Service\MessageGenerator;</text:p>
      <text:p text:style-name="Standard"/>
      <text:p text:style-name="Standard"/>
      <text:p text:style-name="Standard"><text:s text:c="16"/>class GenrateUrlService</text:p>
      <text:p text:style-name="Standard"><text:s text:c="16"/>{</text:p>
      <text:p text:style-name="Standard"><text:s text:c="24"/>private $messageGenerator;</text:p>
      <text:p text:style-name="Standard"/>
      <text:p text:style-name="Standard"><text:s text:c="24"/>public function __construct(private UrlGeneratorInterface $router,MessageGenerator <text:tab/><text:tab/>$messageGenerator <text:s text:c="3"/>)</text:p>
      <text:p text:style-name="Standard"><text:s text:c="24"/>{</text:p>
      <text:p text:style-name="Standard"><text:s text:c="28"/>$this-&gt;messageGenerator = $messageGenerator;</text:p>
      <text:p text:style-name="Standard"><text:s text:c="24"/>}</text:p>
      <text:p text:style-name="Standard"/>
      <text:p text:style-name="Standard"><text:s text:c="23"/><text:span text:style-name="T1"><text:s/>public function getUrl()</text:span></text:p>
      <text:p text:style-name="Standard"><text:s text:c="24"/>{</text:p>
      <text:p text:style-name="Standard"><text:s text:c="28"/>// ...</text:p>
      <text:p text:style-name="Standard"/>
      <text:p text:style-name="Standard"><text:s text:c="28"/>// generate a URL with no route arguments</text:p>
      <text:p text:style-name="Standard"><text:s text:c="28"/>$signUpPage = $this-&gt;router-&gt;generate('blog_list');</text:p>
      <text:p text:style-name="Standard"><text:s text:c="28"/>$Message=$this-&gt;messageGenerator-&gt;getHappyMessage();</text:p>
      <text:p text:style-name="Standard"/>
      <text:p text:style-name="Standard"><text:s text:c="28"/>$full_signUpPage = $this-&gt;router-&gt;generate('blog_list', [], <text:tab/><text:tab/><text:tab/><text:tab/><text:tab/><text:span text:style-name="T4">`<text:tab/></text:span>UrlGeneratorInterface::ABSOLUTE_URL);</text:p>
      <text:p text:style-name="Standard"><text:s text:c="28"/>$response=['url'=&gt;$signUpPage,'msg'=&gt;$Message,'full_url'=&gt;$full_signUpPage];</text:p>
      <text:p text:style-name="Standard"><text:s text:c="28"/>return $response;</text:p>
      <text:p text:style-name="Standard"/>
      <text:p text:style-name="Standard"><text:soft-page-break/><text:s text:c="24"/>}</text:p>
      <text:p text:style-name="Standard"><text:s text:c="16"/>}</text:p>
      <text:p text:style-name="Standard"/>
      <text:p text:style-name="Standard"><text:s text:c="16"/><text:span text:style-name="T1">Controller</text:span></text:p>
      <text:p text:style-name="Standard"/>
      <text:p text:style-name="Standard"><text:s text:c="14"/><text:span text:style-name="T1"><text:s text:c="2"/>#[Route('/get_url', name: 'get_url')]</text:span></text:p>
      <text:p text:style-name="P1"><text:s text:c="16"/>public function url(GenrateUrlService $geturl): Response</text:p>
      <text:p text:style-name="P1"><text:s text:c="16"/>{</text:p>
      <text:p text:style-name="P1"><text:s text:c="20"/>// thanks to the type-hint, the container will instantiate a</text:p>
      <text:p text:style-name="P1"><text:s text:c="20"/>// new RandomNumberGenerator and pass it to you!</text:p>
      <text:p text:style-name="P1"><text:s text:c="20"/>// ...</text:p>
      <text:p text:style-name="P1"/>
      <text:p text:style-name="P1"><text:s text:c="20"/>$url_response = $geturl-&gt;getUrl();</text:p>
      <text:p text:style-name="P1"><text:s text:c="20"/>dd($url_response);</text:p>
      <text:p text:style-name="P1"><text:s text:c="16"/>}</text:p>
      <text:p text:style-name="Standard"/>
      <text:p text:style-name="Standard"/>
      <text:p text:style-name="Standard"/>
      <text:p text:style-name="Standard"/>
      <text:p text:style-name="Standard"/>
      <text:p text:style-name="Standard"><text:s text:c="14"/><text:span text:style-name="T1"><text:s text:c="2"/>5)Manually Wiring Arguments</text:span></text:p>
      <text:p text:style-name="Standard"/>
      <text:p text:style-name="Standard"><text:s text:c="20"/><text:tab/>=&gt;But there are a few cases when an argument to a service cannot be autowired. For <text:tab/><text:tab/>example, suppose you want to make the admin email configurable:</text:p>
      <text:p text:style-name="Standard"/>
      <text:p text:style-name="Standard"><text:s text:c="25"/><text:span text:style-name="T1">public function __construct(private UrlGeneratorInterface <text:tab/><text:tab/><text:tab/><text:tab/><text:tab/><text:tab/>$router,MessageGenerator $messageGenerator,string $adminEmail)</text:span></text:p>
      <text:p text:style-name="P1"><text:s text:c="25"/>{</text:p>
      <text:p text:style-name="P1"><text:s text:c="25"/>}</text:p>
      <text:p text:style-name="Standard"/>
      <text:p text:style-name="Standard"><text:s text:c="20"/>=&gt;Cannot autowire service "App\Service\SiteUpdateManager": argument <text:tab/>"$adminEmail" of method "__construct()" must have a type-hint or be given a value <text:tab/>explicitly.</text:p>
      <text:p text:style-name="Standard"/>
      <text:p text:style-name="Standard"><text:s text:c="20"/>=&gt;In your configuration, you can explicitly set this argument:</text:p>
      <text:p text:style-name="Standard"/>
      <text:p text:style-name="Standard"><text:s text:c="24"/># config/services.yaml</text:p>
      <text:p text:style-name="Standard"><text:s text:c="25"/># explicitly configure the service</text:p>
      <text:p text:style-name="Standard"><text:s text:c="28"/>App\Service\SiteManager:</text:p>
      <text:p text:style-name="Standard"><text:s text:c="28"/><text:span text:style-name="T1">arguments:</text:span></text:p>
      <text:p text:style-name="P1"><text:s text:c="32"/>$adminEmail: 'manager@example.com'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text:s text:c="25"/>Example</text:p>
      <text:p text:style-name="Standard"/>
      <text:p text:style-name="Standard"><text:s text:c="32"/><text:span text:style-name="T1">SiteManager</text:span></text:p>
      <text:p text:style-name="Standard"/>
      <text:p text:style-name="Standard"><text:s text:c="36"/>&lt;?php</text:p>
      <text:p text:style-name="Standard"><text:s text:c="36"/>// src/Service/SomeService.php</text:p>
      <text:p text:style-name="Standard"><text:s text:c="36"/>namespace App\Service;</text:p>
      <text:p text:style-name="Standard"/>
      <text:p text:style-name="Standard"><text:s text:c="36"/>use Symfony\Component\Routing\Generator\UrlGeneratorInterface;</text:p>
      <text:p text:style-name="Standard"><text:s text:c="36"/>use App\Service\MessageGenerator;</text:p>
      <text:p text:style-name="Standard"/>
      <text:p text:style-name="Standard"><text:s text:c="36"/>class SiteManager</text:p>
      <text:p text:style-name="Standard"><text:s text:c="36"/>{</text:p>
      <text:p text:style-name="Standard"><text:s text:c="44"/>private $adminEmail;</text:p>
      <text:p text:style-name="Standard"><text:s text:c="44"/>private $messageGenerator;</text:p>
      <text:p text:style-name="Standard"><text:s text:c="44"/>public function __construct(private UrlGeneratorInterface <text:tab/><text:tab/><text:tab/><text:tab/><text:tab/><text:tab/>$router,MessageGenerator $messageGenerator,string $adminEmail)</text:p>
      <text:p text:style-name="Standard"><text:s text:c="44"/>{</text:p>
      <text:p text:style-name="Standard"><text:s text:c="48"/>$this-&gt;adminEmail = $adminEmail;</text:p>
      <text:p text:style-name="Standard"><text:s text:c="48"/>$this-&gt;messageGenerator = $messageGenerator;</text:p>
      <text:p text:style-name="Standard"><text:s text:c="44"/>}</text:p>
      <text:p text:style-name="Standard"/>
      <text:p text:style-name="Standard"><text:s text:c="44"/>public function getParams()</text:p>
      <text:p text:style-name="Standard"><text:s text:c="44"/>{</text:p>
      <text:p text:style-name="Standard"><text:s text:c="48"/>// ...</text:p>
      <text:p text:style-name="Standard"/>
      <text:p text:style-name="Standard"><text:s text:c="48"/>// generate a URL with no route arguments</text:p>
      <text:p text:style-name="Standard"><text:s text:c="48"/>$signUpPage = $this-&gt;router-&gt;generate('blog_list');</text:p>
      <text:p text:style-name="Standard"><text:s text:c="48"/>$Message=$this-&gt;messageGenerator-&gt;getHappyMessage();</text:p>
      <text:p text:style-name="Standard"/>
      <text:p text:style-name="Standard"><text:s text:c="48"/>$full_signUpPage = $this-&gt;router-&gt;generate('blog_list', [], UrlGeneratorInterface::ABSOLUTE_URL);</text:p>
      <text:p text:style-name="Standard"><text:s text:c="48"/>$response=['email'=&gt;$this-&gt;adminEmail,'url'=&gt;$signUpPage,'msg'=&gt;$Message,'full_url'=&gt;$full_signUpPage];</text:p>
      <text:p text:style-name="Standard"><text:s text:c="48"/>return $response;</text:p>
      <text:p text:style-name="Standard"/>
      <text:p text:style-name="Standard"><text:s text:c="44"/>}</text:p>
      <text:p text:style-name="Standard"><text:s text:c="36"/>}</text:p>
      <text:p text:style-name="Standard"><text:s text:c="32"/>controller</text:p>
      <text:p text:style-name="Standard"><text:s text:c="36"/>use App\Service\SiteManager;</text:p>
      <text:p text:style-name="Standard"/>
      <text:p text:style-name="Standard"><text:s text:c="32"/><text:span text:style-name="T1"><text:s text:c="3"/>#[Route('/get_service_param', name: 'get_service_param')]</text:span></text:p>
      <text:p text:style-name="P1"><text:s text:c="36"/>public function getparams(SiteManager $getparams): Response</text:p>
      <text:p text:style-name="P1"><text:s text:c="36"/>{</text:p>
      <text:p text:style-name="P1"><text:s text:c="40"/>// thanks to the type-hint, the container will instantiate a</text:p>
      <text:p text:style-name="P1"><text:s text:c="40"/>// new RandomNumberGenerator and pass it to you!</text:p>
      <text:p text:style-name="P1"><text:s text:c="40"/>// ...</text:p>
      <text:p text:style-name="P1"/>
      <text:p text:style-name="P1"><text:s text:c="40"/>$params_response = $getparams-&gt;getParams();</text:p>
      <text:p text:style-name="P1"><text:s text:c="40"/>dd($params_response);</text:p>
      <text:p text:style-name="P1"><text:s text:c="36"/>}</text:p>
      <text:p text:style-name="Standard"/>
      <text:p text:style-name="Standard"><text:soft-page-break/><text:s text:c="36"/>outpu<text:span text:style-name="T5">t</text:span></text:p>
      <text:p text:style-name="Standard"/>
      <text:p text:style-name="Standard"><text:s text:c="36"/>array:4 [▼</text:p>
      <text:p text:style-name="Standard"><text:s text:c="36"/>"email" =&gt; "manager@example.com"</text:p>
      <text:p text:style-name="Standard"><text:s text:c="36"/>"url" =&gt; "/blog"</text:p>
      <text:p text:style-name="Standard"><text:s text:c="36"/>"msg" =&gt; "You did it! You updated the system! Amazing!"</text:p>
      <text:p text:style-name="Standard"><text:s text:c="36"/>"full_url" =&gt; "https://127.0.0.1:8000/blog"</text:p>
      <text:p text:style-name="Standard"><text:s text:c="36"/>]</text:p>
      <text:p text:style-name="Standard"/>
      <text:p text:style-name="Standard"/>
      <text:p text:style-name="Standard"><text:span text:style-name="T1"><text:s text:c="26"/>6)Service Parameters</text:span></text:p>
      <text:p text:style-name="Standard"/>
      <text:p text:style-name="Standard"><text:s text:c="32"/>=&gt;In addition to holding service objects, the container also holds configuration, <text:tab/><text:tab/> <text:s text:c="3"/>called parameters.</text:p>
      <text:p text:style-name="Standard"/>
      <text:p text:style-name="Standard"><text:s text:c="31"/>=&gt;Sometimes the same configuration value is used in several configuration files. <text:s text:c="2"/><text:tab/><text:tab/> <text:s text:c="2"/>Instead of repeating it, you can define it as a "parameter", which is like a reusable <text:tab/><text:tab/> <text:s text:c="2"/>configuration value.</text:p>
      <text:p text:style-name="Standard"/>
      <text:p text:style-name="Standard"/>
      <text:p text:style-name="Standard"><text:s text:c="32"/># config/services.yaml</text:p>
      <text:p text:style-name="Standard"><text:s text:c="32"/><text:span text:style-name="T1">parameters:</text:span></text:p>
      <text:p text:style-name="Standard"><text:s text:c="36"/># the parameter name is an arbitrary string (the 'app.' prefix is recommended</text:p>
      <text:p text:style-name="Standard"><text:s text:c="36"/># to better differentiate your parameters from Symfony parameters).</text:p>
      <text:p text:style-name="Standard"><text:s text:c="36"/>app.admin_email: 'something@example.com'</text:p>
      <text:p text:style-name="Standard"/>
      <text:p text:style-name="Standard"><text:s text:c="32"/><text:span text:style-name="T1"><text:s text:c="4"/># boolean parameters</text:span></text:p>
      <text:p text:style-name="P1"><text:s text:c="36"/>app.enable_v2_protocol: true</text:p>
      <text:p text:style-name="P1"/>
      <text:p text:style-name="P1"><text:s text:c="36"/># array/collection parameters</text:p>
      <text:p text:style-name="P1"><text:s text:c="36"/>app.supported_locales: ['en', 'es', 'fr']</text:p>
      <text:p text:style-name="P1"/>
      <text:p text:style-name="P1"><text:s text:c="36"/># binary content parameters (encode the contents with base64_encode())</text:p>
      <text:p text:style-name="P1"><text:s text:c="36"/>app.some_parameter: !!binary VGhpcyBpcyBhIEJlbGwgY2hhciAH</text:p>
      <text:p text:style-name="P1"/>
      <text:p text:style-name="P1"><text:s text:c="36"/># PHP constants as parameter values</text:p>
      <text:p text:style-name="P1"><text:s text:c="36"/>app.some_constant: !php/const GLOBAL_CONSTANT</text:p>
      <text:p text:style-name="P1"><text:s text:c="36"/>app.another_constant: !php/const App\Entity\BlogPost::MAX_ITEMS</text:p>
      <text:p text:style-name="Standard"/>
      <text:p text:style-name="Standard"><text:s text:c="34"/>=&gt;However, there is another type of parameter related to services.</text:p>
      <text:p text:style-name="Standard"><text:s text:c="34"/>=&gt;In YAML config, any string which starts with @ is considered as the ID of a <text:tab/><text:tab/><text:tab/>service, instead of a regular string.</text:p>
      <text:p text:style-name="Standard"/>
      <text:p text:style-name="Standard"><text:s text:c="34"/>-YAML</text:p>
      <text:p text:style-name="Standard"><text:s text:c="34"/>-XML</text:p>
      <text:p text:style-name="Standard"><text:s text:c="34"/>-PHP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36"/>-yaml</text:p>
      <text:p text:style-name="Standard"><text:s text:c="40"/># config/services.yaml</text:p>
      <text:p text:style-name="Standard"/>
      <text:p text:style-name="Standard"><text:s text:c="44"/>services:</text:p>
      <text:p text:style-name="Standard"><text:s text:c="48"/>App\Service\MessageGenerator:</text:p>
      <text:p text:style-name="Standard"><text:s text:c="52"/>arguments:</text:p>
      <text:p text:style-name="Standard"><text:s text:c="56"/># this is not a string, but a reference to a service called 'logger'</text:p>
      <text:p text:style-name="Standard"><text:s text:c="56"/>- '@logger'</text:p>
      <text:p text:style-name="Standard"/>
      <text:p text:style-name="Standard"><text:s text:c="38"/>-xml</text:p>
      <text:p text:style-name="Standard"/>
      <text:p text:style-name="Standard"><text:s text:c="41"/>&lt;services&gt;</text:p>
      <text:p text:style-name="Standard"><text:s text:c="44"/>&lt;service id="App\Service\MessageGenerator"&gt;</text:p>
      <text:p text:style-name="Standard"><text:s text:c="48"/>&lt;argument type="service" id="logger"/&gt;</text:p>
      <text:p text:style-name="Standard"><text:s text:c="44"/>&lt;/service&gt;</text:p>
      <text:p text:style-name="Standard"><text:s text:c="40"/>&lt;/services&gt;</text:p>
      <text:p text:style-name="Standard"/>
      <text:p text:style-name="Standard"><text:s text:c="39"/>-php</text:p>
      <text:p text:style-name="Standard"><text:s text:c="45"/>$services = $containerConfigurator-&gt;services();</text:p>
      <text:p text:style-name="Standard"/>
      <text:p text:style-name="Standard"><text:s text:c="44"/>$services-&gt;set(MessageGenerator::class)</text:p>
      <text:p text:style-name="Standard"><text:s text:c="48"/>-&gt;args([service('logger')])</text:p>
      <text:p text:style-name="Standard"><text:s text:c="44"/>;</text:p>
      <text:p text:style-name="Standard"/>
      <text:p text:style-name="Standard"/>
      <text:p text:style-name="Standard"><text:s text:c="44"/>$containerBuilder = new ContainerBuilder();</text:p>
      <text:p text:style-name="Standard"><text:s text:c="44"/>// checks if a parameter is defined (parameter names are case-sensitive)</text:p>
      <text:p text:style-name="Standard"><text:s text:c="44"/>$container-&gt;hasParameter('mailer.transport');</text:p>
      <text:p text:style-name="Standard"/>
      <text:p text:style-name="Standard"><text:s text:c="44"/>// gets value of a parameter</text:p>
      <text:p text:style-name="Standard"><text:s text:c="44"/>$container-&gt;getParameter('mailer.transport');</text:p>
      <text:p text:style-name="Standard"/>
      <text:p text:style-name="Standard"><text:s text:c="44"/>// adds a new parameter</text:p>
      <text:p text:style-name="Standard"><text:s text:c="44"/>$container-&gt;setParameter('mailer.transport', 'sendmail');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><text:s text:c="27"/><text:span text:style-name="T1"><text:s/>7)Choose a Specific Service</text:span></text:p>
      <text:p text:style-name="Standard"/>
      <text:p text:style-name="Standard"><text:s text:c="39"/>=&gt;The MessageGenerator service created earlier requires a LoggerInterface <text:tab/><text:tab/><text:tab/>argument:</text:p>
      <text:p text:style-name="Standard"/>
      <text:p text:style-name="Standard"><text:s text:c="40"/>Example</text:p>
      <text:p text:style-name="Standard"/>
      <text:p text:style-name="Standard"><text:s text:c="44"/>namespace App\Service;</text:p>
      <text:p text:style-name="Standard"/>
      <text:p text:style-name="Standard"><text:s text:c="44"/>use Psr\Log\LoggerInterface;</text:p>
      <text:p text:style-name="Standard"/>
      <text:p text:style-name="Standard"><text:s text:c="44"/>class <text:span text:style-name="T1">MessageGenerator</text:span></text:p>
      <text:p text:style-name="Standard"><text:s text:c="44"/>{</text:p>
      <text:p text:style-name="Standard"><text:s text:c="48"/>private $logger;</text:p>
      <text:p text:style-name="Standard"/>
      <text:p text:style-name="Standard"><text:s text:c="48"/><text:span text:style-name="T1">public function __construct(LoggerInterface $logger)</text:span></text:p>
      <text:p text:style-name="P1"><text:s text:c="48"/>{</text:p>
      <text:p text:style-name="P1"><text:s text:c="52"/>$this-&gt;logger = $logger;</text:p>
      <text:p text:style-name="P1"><text:s text:c="48"/>}</text:p>
      <text:p text:style-name="Standard"><text:s text:c="48"/>// ...</text:p>
      <text:p text:style-name="Standard"><text:s text:c="44"/>}</text:p>
      <text:p text:style-name="Standard"/>
      <text:p text:style-name="Standard"><text:s text:c="40"/>=&gt;However, there are multiple services in the container that implement <text:tab/><text:tab/><text:tab/>LoggerInterface, such as logger, monolog.logger.request, <text:tab/><text:tab/><text:tab/><text:tab/><text:tab/><text:tab/>monolog.logger.php, etc. How does the container know which one to use?</text:p>
      <text:p text:style-name="Standard"/>
      <text:p text:style-name="Standard"><text:s text:c="44"/># config/services.yaml</text:p>
      <text:p text:style-name="Standard"><text:s text:c="40"/>services:</text:p>
      <text:p text:style-name="Standard"><text:s text:c="44"/># ... same code as before</text:p>
      <text:p text:style-name="Standard"/>
      <text:p text:style-name="Standard"><text:s text:c="44"/># explicitly configure the service</text:p>
      <text:p text:style-name="Standard"><text:s text:c="44"/>App\Service\MessageGenerator:</text:p>
      <text:p text:style-name="Standard"><text:s text:c="48"/>arguments:</text:p>
      <text:p text:style-name="Standard"><text:s text:c="52"/># the '@' symbol is important: that's what tells the container</text:p>
      <text:p text:style-name="Standard"><text:s text:c="52"/># you want to pass the *service* whose id is <text:tab/><text:tab/><text:tab/><text:tab/><text:tab/><text:tab/><text:tab/> <text:s text:c="3"/>'monolog.logger.request',</text:p>
      <text:p text:style-name="Standard"><text:s text:c="52"/># and not just the *string* 'monolog.logger.request'</text:p>
      <text:p text:style-name="Standard"><text:s text:c="52"/><text:span text:style-name="T1">$logger: '@monolog.logger.request'</text:span></text:p>
      <text:p text:style-name="Standard"/>
      <text:p text:style-name="Standard"><text:s text:c="40"/>=&gt;This tells the container that the $logger argument to __construct should <text:tab/><text:tab/><text:tab/> <text:s text:c="2"/>use service whose id is monolog.logger.request.</text:p>
      <text:p text:style-name="Standard"/>
      <text:p text:style-name="Standard"><text:s text:c="40"/>=&gt;For a full list of all possible services in the container, run:</text:p>
      <text:p text:style-name="Standard"/>
      <text:p text:style-name="Standard"><text:s text:c="44"/><text:span text:style-name="T1">php bin/console debug:container</text:span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Standard"/>
      <text:p text:style-name="Standard"><text:s text:c="28"/><text:span text:style-name="T1">8)Injecting a Closure as an Argument</text:span></text:p>
      <text:p text:style-name="Standard"/>
      <text:p text:style-name="Standard"/>
      <text:p text:style-name="Standard"><text:s text:c="31"/>=&gt;It is possible to inject a callable as an argument of a service. Let's add an <text:tab/><text:tab/><text:tab/><text:tab/>argument to our MessageGenerator constructor:]</text:p>
      <text:p text:style-name="Standard"><text:s text:c="40"/>configration in yaml file</text:p>
      <text:p text:style-name="Standard"/>
      <text:p text:style-name="Standard"><text:s text:c="40"/>Example</text:p>
      <text:p text:style-name="Standard"/>
      <text:p text:style-name="Standard"><text:s text:c="44"/>App\Service\InjectMessageGenerator:</text:p>
      <text:p text:style-name="Standard"><text:s text:c="48"/>arguments:</text:p>
      <text:p text:style-name="Standard"><text:s text:c="52"/># the '@' symbol is important: that's what tells the container</text:p>
      <text:p text:style-name="Standard"><text:s text:c="52"/># you want to pass the *service* whose id is <text:tab/><text:tab/><text:tab/><text:tab/><text:tab/><text:tab/><text:tab/><text:tab/>'monolog.logger.request',</text:p>
      <text:p text:style-name="Standard"><text:s text:c="52"/># and not just the *string* 'monolog.logger.request'</text:p>
      <text:p text:style-name="Standard"><text:s text:c="52"/>$logger: '@monolog.logger.request'</text:p>
      <text:p text:style-name="P1"><text:s text:c="52"/>$generateMessageHash: !closure '@App\Hash\ <text:tab/><text:tab/><text:tab/><text:tab/><text:tab/><text:tab/><text:tab/> <text:s text:c="4"/>MessageHashGenerator'</text:p>
      <text:p text:style-name="Standard"/>
      <text:p text:style-name="Standard"/>
      <text:p text:style-name="Standard"><text:s text:c="44"/>service</text:p>
      <text:p text:style-name="Standard"/>
      <text:p text:style-name="Standard"><text:s text:c="48"/>&lt;?php</text:p>
      <text:p text:style-name="Standard"><text:s text:c="56"/>// src/Service/MessageGenerator.php</text:p>
      <text:p text:style-name="Standard"><text:s text:c="56"/>namespace App\Service;</text:p>
      <text:p text:style-name="Standard"><text:s text:c="56"/>use Psr\Log\LoggerInterface;</text:p>
      <text:p text:style-name="Standard"><text:s text:c="56"/>use Symfony\Component\HttpFoundation\Response;</text:p>
      <text:p text:style-name="Standard"/>
      <text:p text:style-name="Standard"><text:s text:c="56"/>class InjectMessageGenerator</text:p>
      <text:p text:style-name="Standard"><text:s text:c="56"/>{</text:p>
      <text:p text:style-name="Standard"><text:s text:c="60"/>private $logger;</text:p>
      <text:p text:style-name="Standard"><text:s text:c="60"/>public <text:s/>$name;</text:p>
      <text:p text:style-name="Standard"><text:s text:c="60"/>private $messageHash;</text:p>
      <text:p text:style-name="Standard"><text:s text:c="60"/>public function __construct(LoggerInterface $logger,callable <text:tab/><text:tab/><text:tab/><text:tab/><text:tab/>$generateMessageHash)</text:p>
      <text:p text:style-name="Standard"><text:s text:c="60"/>{</text:p>
      <text:p text:style-name="Standard"><text:s text:c="64"/>$this-&gt;logger = $logger;</text:p>
      <text:p text:style-name="Standard"><text:s text:c="64"/>$this-&gt;name ="Service Example";</text:p>
      <text:p text:style-name="Standard"><text:s text:c="64"/>$this-&gt;messageHash = $generateMessageHash();</text:p>
      <text:p text:style-name="Standard"><text:s text:c="64"/>echo "&lt;pre&gt;";</text:p>
      <text:p text:style-name="Standard"><text:s text:c="64"/>print_r($this-&gt;messageHash);</text:p>
      <text:p text:style-name="Standard"><text:s text:c="64"/>echo "&lt;pre&gt;";</text:p>
      <text:p text:style-name="Standard"/>
      <text:p text:style-name="Standard"><text:s text:c="60"/>}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60"/>// get the rand string form array</text:p>
      <text:p text:style-name="Standard"><text:s text:c="60"/>public function getInjectMessage()</text:p>
      <text:p text:style-name="Standard"><text:s text:c="60"/>{</text:p>
      <text:p text:style-name="Standard"><text:s text:c="64"/>$messages = [</text:p>
      <text:p text:style-name="Standard"><text:s text:c="68"/>'You did it! You updated the system! Amazing!',</text:p>
      <text:p text:style-name="Standard"><text:s text:c="68"/>'That was one of the coolest updates I\'ve seen all day!',</text:p>
      <text:p text:style-name="Standard"><text:s text:c="68"/>'Great work! Keep going!',</text:p>
      <text:p text:style-name="Standard"><text:s text:c="64"/>];</text:p>
      <text:p text:style-name="Standard"/>
      <text:p text:style-name="Standard"><text:s text:c="64"/>$index = array_rand($messages);</text:p>
      <text:p text:style-name="Standard"><text:s text:c="64"/>$arr=['messageHash'=&gt;$this-<text:tab/><text:tab/><text:tab/><text:tab/><text:tab/><text:tab/><text:tab/><text:tab/><text:tab/><text:tab/>&gt;messageHash,'msg'=&gt;$messages[$index]];</text:p>
      <text:p text:style-name="Standard"><text:s text:c="64"/>return $arr;</text:p>
      <text:p text:style-name="Standard"><text:s text:c="60"/>}</text:p>
      <text:p text:style-name="Standard"/>
      <text:p text:style-name="Standard"><text:s text:c="60"/>//retur simple name set in __construct</text:p>
      <text:p text:style-name="Standard"><text:s text:c="60"/>public function name(): string</text:p>
      <text:p text:style-name="Standard"><text:s text:c="60"/>{</text:p>
      <text:p text:style-name="Standard"><text:s text:c="64"/>return $this-&gt;name;</text:p>
      <text:p text:style-name="Standard"><text:s text:c="60"/>}</text:p>
      <text:p text:style-name="Standard"><text:s text:c="56"/>}</text:p>
      <text:p text:style-name="Standard"/>
      <text:p text:style-name="Standard"><text:s text:c="50"/><text:span text:style-name="T1">H</text:span><text:span text:style-name="T2">a</text:span><text:span text:style-name="T1">sh file</text:span></text:p>
      <text:p text:style-name="Standard"/>
      <text:p text:style-name="Standard"><text:s text:c="50"/>&lt;?php</text:p>
      <text:p text:style-name="Standard"><text:s text:c="52"/>// src/Hash/MessageHashGenerator.php</text:p>
      <text:p text:style-name="Standard"><text:s text:c="52"/>namespace App\Hash;</text:p>
      <text:p text:style-name="Standard"/>
      <text:p text:style-name="Standard"><text:s text:c="52"/>class MessageHashGenerator</text:p>
      <text:p text:style-name="Standard"><text:s text:c="52"/>{</text:p>
      <text:p text:style-name="Standard"><text:s text:c="56"/>public function __invoke(): string</text:p>
      <text:p text:style-name="Standard"><text:s text:c="56"/>{</text:p>
      <text:p text:style-name="Standard"><text:s text:c="60"/>return "hii";</text:p>
      <text:p text:style-name="Standard"><text:s text:c="60"/>// Compute and return a message hash</text:p>
      <text:p text:style-name="Standard"><text:s text:c="56"/>}</text:p>
      <text:p text:style-name="Standard"><text:s text:c="52"/>}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6"><text:soft-page-break/>]</text:p>
      <text:p text:style-name="Standard"><text:s text:c="52"/><text:span text:style-name="T1">Controller</text:span></text:p>
      <text:p text:style-name="P1"/>
      <text:p text:style-name="P1"><text:s text:c="53"/>#[Route('/get_service_inject_param', name: <text:tab/><text:tab/><text:tab/><text:tab/><text:tab/><text:tab/><text:tab/><text:tab/>'get_service_inject_param')]</text:p>
      <text:p text:style-name="P1"><text:s text:c="56"/>public function getInjectparams(InjectMessageGenerator <text:tab/><text:tab/><text:tab/><text:tab/><text:tab/><text:tab/>$getInjectparams): Response</text:p>
      <text:p text:style-name="P1"><text:s text:c="56"/>{</text:p>
      <text:p text:style-name="P1"><text:s text:c="60"/>// thanks to the type-hint, the container will instantiate a</text:p>
      <text:p text:style-name="P1"><text:s text:c="60"/>// new RandomNumberGenerator and pass it to you!</text:p>
      <text:p text:style-name="P1"><text:s text:c="60"/>// ...</text:p>
      <text:p text:style-name="P1"/>
      <text:p text:style-name="P1"><text:s text:c="60"/>$params_response = $getInjectparams-&gt;getInjectMessage();</text:p>
      <text:p text:style-name="P1"><text:s text:c="60"/>dd($params_response);</text:p>
      <text:p text:style-name="P1"><text:s text:c="56"/>}</text:p>
      <text:p text:style-name="Standard"/>
      <text:p text:style-name="Standard"/>
      <text:p text:style-name="Standard"><text:s text:c="56"/>=&gt;The closure argument type was introduced in Symfony 6.1.</text:p>
      <text:p text:style-name="Standard"/>
      <text:p text:style-name="Standard"/>
      <text:p text:style-name="Standard"/>
      <text:p text:style-name="Standard"/>
      <text:p text:style-name="Standard"><text:s text:c="28"/><text:span text:style-name="T1">9)Binding Arguments by Name or Type</text:span></text:p>
      <text:p text:style-name="Standard"/>
      <text:p text:style-name="Standard"><text:s text:c="35"/>=&gt;You can also use the bind keyword to bind specific arguments by name <text:tab/><text:tab/><text:tab/>or type:</text:p>
      <text:p text:style-name="P7"><text:s text:c="37"/></text:p>
      <text:p text:style-name="P7"><text:tab/><text:tab/><text:tab/>=&gt;setting in config file of serive.yaml</text:p>
      <text:p text:style-name="Standard"/>
      <text:p text:style-name="Standard"/>
      <text:p text:style-name="Standard"><text:s text:c="40"/># config/services.yaml</text:p>
      <text:p text:style-name="Standard"><text:s text:c="44"/>services:</text:p>
      <text:p text:style-name="Standard"><text:s text:c="44"/>_defaults:</text:p>
      <text:p text:style-name="Standard"><text:s text:c="48"/>bind:</text:p>
      <text:p text:style-name="Standard"><text:s text:c="52"/># pass this value to any $adminEmail argument for any service</text:p>
      <text:p text:style-name="Standard"><text:s text:c="52"/># that's defined in this file (including controller arguments)</text:p>
      <text:p text:style-name="Standard"><text:s text:c="52"/>$adminEmail: 'manager@example.com'</text:p>
      <text:p text:style-name="Standard"/>
      <text:p text:style-name="Standard"><text:s text:c="52"/># pass this service to any $requestLogger argument for any</text:p>
      <text:p text:style-name="Standard"><text:s text:c="52"/># service that's defined in this file</text:p>
      <text:p text:style-name="Standard"><text:s text:c="52"/>$requestLogger: '@monolog.logger.request'</text:p>
      <text:p text:style-name="Standard"/>
      <text:p text:style-name="Standard"><text:s text:c="52"/># pass this service for any LoggerInterface type-hint for any</text:p>
      <text:p text:style-name="Standard"><text:s text:c="52"/># service that's defined in this file</text:p>
      <text:p text:style-name="Standard"><text:s text:c="52"/>Psr\Log\LoggerInterface: '@monolog.logger.request'</text:p>
      <text:p text:style-name="Standard"/>
      <text:p text:style-name="Standard"><text:s text:c="52"/># optionally you can define both the name and type of the argument <text:tab/><text:tab/><text:tab/><text:tab/>to match</text:p>
      <text:p text:style-name="Standard"><text:s text:c="52"/>string $adminEmail: 'manager@example.com'</text:p>
      <text:p text:style-name="Standard"><text:s text:c="52"/>Psr\Log\LoggerInterface $requestLogger: <text:tab/><text:tab/><text:tab/><text:tab/><text:tab/><text:tab/><text:tab/><text:tab/>'@monolog.logger.request'</text:p>
      <text:p text:style-name="Standard"><text:soft-page-break/><text:s text:c="52"/>iterable $rules: !tagged_iterator app.foo.rule</text:p>
      <text:p text:style-name="Standard"/>
      <text:p text:style-name="Standard"/>
      <text:p text:style-name="Standard"><text:s text:c="44"/>=&gt;By putting the bind key under _defaults, you can specify the value of <text:tab/><text:tab/><text:tab/><text:tab/>any argument for any service defined in this file!</text:p>
      <text:p text:style-name="Standard"><text:s text:c="44"/>=&gt;You can bind arguments by name (e.g. $adminEmail), by type (e.g. <text:tab/><text:tab/><text:tab/><text:tab/>Psr\Log\LoggerInterface) or both (e.g. Psr\Log\LoggerInterface <text:tab/><text:tab/><text:tab/><text:tab/><text:tab/>$requestLogger).</text:p>
      <text:p text:style-name="Standard"><text:s text:c="44"/>=&gt;this bind agrument is access in all servce paramter can be call and get <text:tab/><text:tab/><text:tab/><text:tab/>the name and value</text:p>
      <text:p text:style-name="Standard"/>
      <text:p text:style-name="Standard"/>
      <text:p text:style-name="Standard"/>
      <text:p text:style-name="Standard"/>
      <text:p text:style-name="Standard"><text:s text:c="16"/><text:span text:style-name="T1"><text:s text:c="3"/>10)The autowire Option</text:span></text:p>
      <text:p text:style-name="Standard"/>
      <text:p text:style-name="Standard"><text:s text:c="38"/>=&gt;Above, the services.yaml file has autowire: true in the _defaults section <text:tab/><text:tab/>so that it applies to all services defined in that file.</text:p>
      <text:p text:style-name="Standard"/>
      <text:p text:style-name="Standard"><text:s text:c="39"/>=&gt;With this setting, you're able to type-hint arguments in the __construct() <text:tab/><text:tab/>method of your services and the container will automatically pass you the correct <text:tab/><text:tab/>arguments.</text:p>
      <text:p text:style-name="Standard"/>
      <text:p text:style-name="Standard"/>
      <text:p text:style-name="Standard"/>
      <text:p text:style-name="Standard"><text:s text:c="21"/><text:span text:style-name="T1">11)The autoconfigure Option</text:span></text:p>
      <text:p text:style-name="Standard"/>
      <text:p text:style-name="Standard"><text:s text:c="35"/>=&gt;Above, the services.yaml file has autoconfigure: true in the _defaults <text:tab/><text:tab/><text:tab/><text:tab/>section so that it applies to all services defined in that file. With this setting, <text:tab/><text:tab/><text:tab/>the container will automatically apply certain configuration to your services,</text:p>
      <text:p text:style-name="Standard"/>
      <text:p text:style-name="Standard"><text:s text:c="35"/>=&gt;But, with autoconfigure: true, you don't need the tag. In fact, if you're using <text:tab/><text:tab/><text:tab/>the default services.yaml config, you don't need to do anything: the service <text:tab/><text:tab/><text:tab/>will be automatically loaded. Then, autoconfigure will add the twig.extension <text:tab/><text:tab/><text:tab/>tag for you, because your class implements Twig\Extension\<text:tab/><text:tab/><text:tab/><text:tab/><text:tab/>ExtensionInterface. And thanks to autowire, you can even add constructor <text:tab/><text:tab/><text:tab/>arguments without any configuration.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21"/><text:span text:style-name="T1">12)Linting Service Definitions</text:span></text:p>
      <text:p text:style-name="Standard"/>
      <text:p text:style-name="Standard"><text:s text:c="37"/>=&gt;The lint:container command checks that the arguments injected into <text:tab/><text:tab/><text:tab/><text:tab/>services match their type declarations.</text:p>
      <text:p text:style-name="Standard"><text:s text:c="37"/>=&gt;It's useful to run it before deploying your application to production (e.g. <text:tab/><text:tab/><text:tab/>in your continuous integration server):</text:p>
      <text:p text:style-name="Standard"/>
      <text:p text:style-name="Standard"/>
      <text:p text:style-name="Standard"><text:s text:c="44"/>command</text:p>
      <text:p text:style-name="Standard"/>
      <text:p text:style-name="Standard"><text:s text:c="48"/>php bin/console lint:container</text:p>
      <text:p text:style-name="Standard"/>
      <text:p text:style-name="Standard"/>
      <text:p text:style-name="Standard"><text:s text:c="44"/>=&gt;checking the types of all service arguments whenever the container is <text:tab/><text:tab/><text:tab/>compiled can hurt performance. That's why this type checking is implemented <text:tab/><text:tab/><text:tab/>in a compiler pass called CheckTypeDeclarationsPass which is disabled by <text:tab/><text:tab/><text:tab/>default and enabled only when executing the lint:container command. If you <text:tab/><text:tab/><text:tab/>don't mind the performance loss, enable the compiler pass in your application.</text:p>
      <text:p text:style-name="Standard"/>
      <text:p text:style-name="Standard"/>
      <text:p text:style-name="Standard"/>
      <text:p text:style-name="Standard"><text:s text:c="24"/><text:span text:style-name="T6">13)Public Versus Private Services</text:span></text:p>
      <text:p text:style-name="Standard"/>
      <text:p text:style-name="Standard"><text:s text:c="39"/>=&gt;Every service defined is private by default.</text:p>
      <text:p text:style-name="Standard"><text:s text:c="40"/>=&gt;. When a service is private, you cannot access it directly from the <text:tab/><text:tab/><text:tab/>container using $container-&gt;get(). As a best practice, you should only create private <text:tab/><text:tab/>services and you should fetch services using dependency injection instead of using <text:tab/><text:tab/>$container-&gt;get().</text:p>
      <text:p text:style-name="Standard"/>
      <text:p text:style-name="Standard"/>
      <text:p text:style-name="Standard"><text:s text:c="48"/>https://symfony.com/doc/current/service_container/service_subscribers_locators.html#service-locators</text:p>
      <text:p text:style-name="Standard"/>
      <text:p text:style-name="Standard"><text:s text:c="34"/>=&gt; if it make as public make change in configration file of <text:s/>config/services.yaml</text:p>
      <text:p text:style-name="Standard"/>
      <text:p text:style-name="Standard"><text:s text:c="57"/>App\Service\PublicService:</text:p>
      <text:p text:style-name="Standard"><text:s text:c="60"/>public: true</text:p>
      <text:p text:style-name="Standard"/>
      <text:p text:style-name="Standard"/>
      <text:p text:style-name="Standard"/>
      <text:p text:style-name="Standard"><text:s text:c="19"/>1<text:span text:style-name="T1">4)Importing Many Services at once with resource</text:span></text:p>
      <text:p text:style-name="Standard"/>
      <text:p text:style-name="Standard"><text:s text:c="41"/>=&gt;You've already seen that you can import many services at once by using <text:tab/><text:tab/><text:tab/><text:tab/>the resource key. For example, the default Symfony configuration <text:tab/><text:tab/><text:tab/><text:tab/><text:tab/>contains this:</text:p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52"/># config/services.yaml</text:p>
      <text:p text:style-name="Standard"><text:s text:c="52"/>services:</text:p>
      <text:p text:style-name="Standard"><text:s text:c="56"/># ... same as before</text:p>
      <text:p text:style-name="Standard"/>
      <text:p text:style-name="Standard"><text:s text:c="56"/># makes classes in src/ available to be used as services</text:p>
      <text:p text:style-name="Standard"><text:s text:c="56"/># this creates a service per class whose id is the fully-qualified <text:tab/><text:tab/><text:tab/><text:tab/><text:tab/>class name</text:p>
      <text:p text:style-name="Standard"><text:s text:c="56"/>App\:</text:p>
      <text:p text:style-name="Standard"><text:s text:c="60"/>resource: '../src/'</text:p>
      <text:p text:style-name="Standard"><text:s text:c="60"/>exclude: '../src/{DependencyInjection,Entity,Kernel.php}'</text:p>
      <text:p text:style-name="Standard"/>
      <text:p text:style-name="Standard"><text:s text:c="51"/>=&gt; all file in src folder as consider as service</text:p>
      <text:p text:style-name="Standard"/>
      <text:p text:style-name="Standard"><text:s text:c="33"/>=&gt;The value of the resource and exclude options can be any valid</text:p>
      <text:p text:style-name="Standard"><text:s text:c="33"/>=&gt;You can also exclude certain paths. This is optional, but will slightly <text:tab/><text:tab/><text:tab/><text:tab/>increase performance in the dev environment: excluded paths are not tracked <text:tab/><text:tab/><text:tab/>and so modifying them will not cause the container to be rebuilt.</text:p>
      <text:p text:style-name="Standard"/>
      <text:p text:style-name="P1"/>
      <text:p text:style-name="P1"><text:s text:c="22"/>15)Multiple Service Definitions Using the Same Namespace</text:p>
      <text:p text:style-name="Standard"/>
      <text:p text:style-name="Standard"><text:s text:c="30"/>=&gt;if you define services using the YAML config format, the PHP namespace is <text:tab/><text:tab/>used as the key of each configuration, so you can't define different service configs for <text:tab/><text:tab/>classes under the same namespace:</text:p>
      <text:p text:style-name="Standard"/>
      <text:p text:style-name="Standard"><text:s text:c="52"/># config/services.yaml</text:p>
      <text:p text:style-name="Standard"><text:s text:c="52"/>services:</text:p>
      <text:p text:style-name="Standard"><text:s text:c="56"/>App\Domain\:</text:p>
      <text:p text:style-name="Standard"><text:s text:c="60"/>resource: '../src/Domain/*'</text:p>
      <text:p text:style-name="Standard"><text:s text:c="60"/># ...</text:p>
      <text:p text:style-name="Standard"/>
      <text:p text:style-name="Standard"><text:s text:c="26"/>=&gt;In order to have multiple definitions, add the namespace option and use any <text:tab/><text:tab/><text:tab/>unique string as the key of each service config:</text:p>
      <text:p text:style-name="Standard"/>
      <text:p text:style-name="Standard"><text:s text:c="36"/><text:span text:style-name="T1">Example</text:span></text:p>
      <text:p text:style-name="Standard"><text:tab/><text:tab/><text:tab/><text:tab/># config/services.yaml</text:p>
      <text:p text:style-name="Standard"><text:s text:c="60"/>services:</text:p>
      <text:p text:style-name="Standard"><text:s text:c="64"/>command_handlers:</text:p>
      <text:p text:style-name="Standard"><text:s text:c="68"/>namespace: App\Domain\</text:p>
      <text:p text:style-name="Standard"><text:s text:c="68"/>resource: '../src/Domain/*/CommandHandler'</text:p>
      <text:p text:style-name="Standard"><text:s text:c="68"/>tags: [command_handler]</text:p>
      <text:p text:style-name="Standard"/>
      <text:p text:style-name="Standard"><text:s text:c="64"/>event_subscribers:</text:p>
      <text:p text:style-name="Standard"><text:s text:c="68"/>namespace: App\Domain\</text:p>
      <text:p text:style-name="Standard"><text:s text:c="68"/>resource: '../src/Domain/*/EventSubscriber'</text:p>
      <text:p text:style-name="Standard"><text:s text:c="68"/>tags: [event_subscriber]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<text:s text:c="14"/><text:span text:style-name="T1">15)Explicitly Configuring Services and Arguments</text:span></text:p>
      <text:p text:style-name="Standard"/>
      <text:p text:style-name="Standard"><text:s text:c="14"/><text:tab/> =&gt;Loading services automatically and autowiring are optional. And even if you use <text:tab/><text:tab/>them, there may be some cases where you want to manually wire a service.</text:p>
      <text:p text:style-name="Standard"/>
      <text:p text:style-name="Standard"><text:s text:c="52"/>Example</text:p>
      <text:p text:style-name="Standard"/>
      <text:p text:style-name="Standard"><text:s text:c="60"/># config/services.yaml</text:p>
      <text:p text:style-name="Standard"><text:s text:c="60"/>services:</text:p>
      <text:p text:style-name="Standard"><text:s text:c="64"/># ...</text:p>
      <text:p text:style-name="Standard"/>
      <text:p text:style-name="Standard"><text:s text:c="64"/># this is the service's id</text:p>
      <text:p text:style-name="Standard"><text:s text:c="64"/>site_update_manager.superadmin:</text:p>
      <text:p text:style-name="Standard"><text:s text:c="68"/>class: App\Service\SiteUpdateManager</text:p>
      <text:p text:style-name="Standard"><text:s text:c="68"/># you CAN still use autowiring: we just want to show <text:tab/><text:tab/><text:tab/><text:tab/><text:tab/><text:tab/>what it looks like without</text:p>
      <text:p text:style-name="Standard"><text:s text:c="68"/>autowire: false</text:p>
      <text:p text:style-name="Standard"><text:s text:c="68"/># manually wire all arguments</text:p>
      <text:p text:style-name="Standard"><text:s text:c="68"/>arguments:</text:p>
      <text:p text:style-name="Standard"><text:s text:c="72"/>- '@App\Service\MessageGenerator'</text:p>
      <text:p text:style-name="Standard"><text:s text:c="72"/>- '@mailer'</text:p>
      <text:p text:style-name="Standard"><text:s text:c="72"/>- 'superadmin@example.com'</text:p>
      <text:p text:style-name="Standard"/>
      <text:p text:style-name="Standard"><text:s text:c="64"/>site_update_manager.normal_users:</text:p>
      <text:p text:style-name="Standard"><text:s text:c="68"/>class: App\Service\SiteUpdateManager</text:p>
      <text:p text:style-name="Standard"><text:s text:c="68"/>autowire: false</text:p>
      <text:p text:style-name="Standard"><text:s text:c="68"/>arguments:</text:p>
      <text:p text:style-name="Standard"><text:s text:c="72"/>- '@App\Service\MessageGenerator'</text:p>
      <text:p text:style-name="Standard"><text:s text:c="72"/>- '@mailer'</text:p>
      <text:p text:style-name="Standard"><text:s text:c="72"/>- 'contact@example.com'</text:p>
      <text:p text:style-name="Standard"/>
      <text:p text:style-name="Standard"><text:s text:c="64"/># Create an alias, so that - by default - if you type-hint <text:tab/><text:tab/><text:tab/><text:tab/><text:tab/><text:tab/><text:tab/>SiteManager,</text:p>
      <text:p text:style-name="Standard"><text:s text:c="64"/># the site_update_manager.superadmin will be used</text:p>
      <text:p text:style-name="Standard"><text:tab/> <text:s text:c="63"/>App\Service\SiteManager: <text:tab/><text:tab/><text:tab/><text:tab/><text:tab/><text:tab/><text:tab/><text:tab/><text:tab/>'@site_update_manager.superadmin'</text:p>
      <text:p text:style-name="Standard"/>
      <text:p text:style-name="Standard"><text:s text:c="20"/>=&gt; this case, two services are registered: <text:tab/><text:tab/><text:tab/><text:tab/><text:tab/><text:tab/><text:tab/>site_update_manager.superadmin and site_update_manager.normal_users. Thanks to the <text:tab/>alias, if you type-hint SiteUpdateManager the first (site_update_manager.superadmin) will <text:tab/>be passed. If you want to pass the second, you'll need to manually wire the service.</text:p>
      <text:p text:style-name="Standard"/>
      <text:p text:style-name="Standard"><text:s text:c="59"/>Note</text:p>
      <text:p text:style-name="Standard"><text:tab/><text:span text:style-name="T7">=&gt;</text:span> If you do not create the alias and are loading all services from src/, then three services have been created (the automatic service + your two services) and the automatically loaded service will be passed - by default - when you type-hint SiteUpdateManager. That's why creating the alias is a good idea.</text:p>
      <text:p text:style-name="Standard"/>
      <text:p text:style-name="Standard"><text:s text:c="2"/>Thanks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Noto Sans Devanagari" style:font-family-complex="'Noto Sans Devanagari'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1T10:46:33.494463158</meta:creation-date>
    <dc:date>2023-02-11T11:21:30.145683531</dc:date>
    <meta:editing-duration>PT34M23S</meta:editing-duration>
    <meta:editing-cycles>63</meta:editing-cycles>
    <meta:generator>LibreOffice/7.3.7.2$Linux_X86_64 LibreOffice_project/30$Build-2</meta:generator>
    <meta:document-statistic meta:table-count="0" meta:image-count="0" meta:object-count="0" meta:page-count="18" meta:paragraph-count="493" meta:word-count="2623" meta:character-count="38853" meta:non-whitespace-character-count="18315"/>
  </office:meta>
</office:document-meta>
</file>